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96.8126673535353535353535353535)" table:style-name="transparent_fiat"/>
          <table:table-cell table:formula="=HYPERLINK(&quot;#BTC Tax.a28:z28&quot;; &quot;SHORT&quot;)" table:style-name="transparent_default"/>
          <table:table-cell table:formula="=HYPERLINK(&quot;#BTC Tax.a28:z28&quot;; &quot;GIFT&quot;)" table:style-name="transparent_default"/>
          <table:table-cell table:formula="=HYPERLINK(&quot;#BTC Tax.a28:z28&quot;; 0.01060000000)" table:style-name="transparent_crypto"/>
          <table:table-cell table:formula="=HYPERLINK(&quot;#BTC Tax.a28:z28&quot;; 473.0591320000000000000)" table:style-name="transparent_fiat"/>
          <table:table-cell table:formula="=HYPERLINK(&quot;#BTC Tax.a28:z28&quot;; 376.2464646464646464646464646465)" table:style-name="transparent_fiat"/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15.7031230000000000000000)" table:style-name="transparent_fiat"/>
          <table:table-cell table:formula="=HYPERLINK(&quot;#BTC Tax.a28:z28&quot;; &quot;LONG&quot;)" table:style-name="transparent_default"/>
          <table:table-cell table:formula="=HYPERLINK(&quot;#BTC Tax.a28:z28&quot;; &quot;MOVE&quot;)" table:style-name="transparent_default"/>
          <table:table-cell table:formula="=HYPERLINK(&quot;#BTC Tax.a28:z28&quot;; 0.00060000000)" table:style-name="transparent_crypto"/>
          <table:table-cell table:formula="=HYPERLINK(&quot;#BTC Tax.a28:z28&quot;; 23.5031230000000000000000)" table:style-name="transparent_fiat"/>
          <table:table-cell table:formula="=HYPERLINK(&quot;#BTC Tax.a28:z28&quot;; 7.800000000000000000000)" table:style-name="transparent_fiat"/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297.3052680000000000000)" table:style-name="transparent_fiat"/>
          <table:table-cell table:formula="=HYPERLINK(&quot;#BTC Tax.a28:z28&quot;; &quot;LONG&quot;)" table:style-name="transparent_default"/>
          <table:table-cell table:formula="=HYPERLINK(&quot;#BTC Tax.a28:z28&quot;; &quot;GIFT&quot;)" table:style-name="transparent_default"/>
          <table:table-cell table:formula="=HYPERLINK(&quot;#BTC Tax.a28:z28&quot;; 0.00940000000)" table:style-name="transparent_crypto"/>
          <table:table-cell table:formula="=HYPERLINK(&quot;#BTC Tax.a28:z28&quot;; 419.5052680000000000000)" table:style-name="transparent_fiat"/>
          <table:table-cell table:formula="=HYPERLINK(&quot;#BTC Tax.a28:z28&quot;; 122.20000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6-28 14:38:4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01" office:value-type="float" table:style-name="transparent_crypto"/>
          <table:table-cell office:value="0.01" office:value-type="float" table:style-name="transparent_crypto"/>
          <table:table-cell office:value="10.0" office:value-type="float" table:style-name="transparent_fiat"/>
          <table:table-cell office:value="120.0" office:value-type="float" table:style-name="transparent_fiat"/>
          <table:table-cell office:value="13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0707070707070707" office:value-type="float" table:style-name="acquired_lot_percent"/>
          <table:table-cell office:value-type="string" table:style-name="transparent_border_default">
            <text:p>2022-01-02 18:11:09+00:00</text:p>
          </table:table-cell>
          <table:table-cell office:value-type="string" table:style-name="transparent_border_default">
            <text:p>BTC</text:p>
          </table:table-cell>
          <table:table-cell office:value-type="string" table:style-name="transparent_border_default">
            <text:p>FTX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5000.0" office:value-type="float" table:style-name="transparent_border_fiat"/>
          <table:table-cell office:value="0.99" office:value-type="float" table:style-name="transparent_border_crypto"/>
          <table:table-cell office:value="1.0" office:value-type="float" table:style-name="transparent_border_crypto"/>
          <table:table-cell office:value="490.0" office:value-type="float" table:style-name="transparent_border_fiat"/>
          <table:table-cell office:value="34650.0" office:value-type="float" table:style-name="transparent_border_fiat"/>
          <table:table-cell office:value="3514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09 11:45:34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GIFT</text:p>
          </table:table-cell>
          <table:table-cell office:value="44628.22" office:value-type="float" table:style-name="taxable_event_fiat"/>
          <table:table-cell office:value="0.02" office:value-type="float" table:style-name="taxable_event_crypto"/>
          <table:table-cell office:value="0.0" office:value-type="float" table:style-name="taxable_event_crypto"/>
          <table:table-cell office:value="0.02" office:value-type="float" table:style-name="taxable_event_crypto"/>
          <table:table-cell office:value="0.0" office:value-type="float" table:style-name="taxable_event_crypto"/>
          <table:table-cell office:value="892.5644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spot_price read from Coinbase Pro; Sending some BTC to Cathy as a gift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4 03:23:38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="41952.11" office:value-type="float" table:style-name="taxable_event_fiat"/>
          <table:table-cell office:value="0.2002" office:value-type="float" table:style-name="taxable_event_crypto"/>
          <table:table-cell office:value="0.2" office:value-type="float" table:style-name="taxable_event_crypto"/>
          <table:table-cell office:value="0.0002" office:value-type="float" table:style-name="taxable_event_crypto"/>
          <table:table-cell office:value="0.0002" office:value-type="float" table:style-name="taxable_event_crypto"/>
          <table:table-cell office:value="8.390422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28fde44268ac826b66a7ce99a8723b8cf23a836729b1a23cb4986898ad0096bf0</text:p>
          </table:table-cell>
          <table:table-cell office:value-type="string" table:style-name="transparent_default">
            <text:p>spot_price read from Coinbase Pro; Sent 0.2002 BTC to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8 15:27:18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="41736.81" office:value-type="float" table:style-name="taxable_event_fiat"/>
          <table:table-cell office:value="0.1001" office:value-type="float" table:style-name="taxable_event_crypto"/>
          <table:table-cell office:value="0.1" office:value-type="float" table:style-name="taxable_event_crypto"/>
          <table:table-cell office:value="0.0001" office:value-type="float" table:style-name="taxable_event_crypto"/>
          <table:table-cell office:value="0.0003" office:value-type="float" table:style-name="taxable_event_crypto"/>
          <table:table-cell office:value="4.17368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9237a6ed823577c528093ead63568aa25588987534bce3487ff7772ab00589218</text:p>
          </table:table-cell>
          <table:table-cell office:value-type="string" table:style-name="transparent_default">
            <text:p>spot_price read from Coinbase Pro; Received 0.1 BTC from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25 02:58:40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="36463.4" office:value-type="float" table:style-name="taxable_event_fiat"/>
          <table:table-cell office:value="0.0503" office:value-type="float" table:style-name="taxable_event_crypto"/>
          <table:table-cell office:value="0.05" office:value-type="float" table:style-name="taxable_event_crypto"/>
          <table:table-cell office:value="0.0003" office:value-type="float" table:style-name="taxable_event_crypto"/>
          <table:table-cell office:value="0.0006" office:value-type="float" table:style-name="taxable_event_crypto"/>
          <table:table-cell office:value="10.93902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6048ee3018b7852d93346fa82eb37645dc5014d625ef982aa823718f9238b6569a</text:p>
          </table:table-cell>
          <table:table-cell office:value-type="string" table:style-name="transparent_default">
            <text:p>spot_price read from Coinbase Pro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96.81266735353536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0106" office:value-type="float" table:style-name="transparent_crypto"/>
          <table:table-cell office:value="473.059132" office:value-type="float" table:style-name="taxable_event_fiat"/>
          <table:table-cell office:value="376.2464646464646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15.703123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006" office:value-type="float" table:style-name="transparent_crypto"/>
          <table:table-cell office:value="23.503123" office:value-type="float" table:style-name="taxable_event_fiat"/>
          <table:table-cell office:value="7.8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297.305268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0094" office:value-type="float" table:style-name="transparent_crypto"/>
          <table:table-cell office:value="419.505268" office:value-type="float" table:style-name="taxable_event_fiat"/>
          <table:table-cell office:value="122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FTX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.0" office:value-type="float" table:style-name="transparent_crypto"/>
          <table:table-cell office:value="0.2002" office:value-type="float" table:style-name="transparent_crypto"/>
          <table:table-cell office:value="0.1" office:value-type="float" table:style-name="transparent_crypto"/>
          <table:table-cell office:value="0.899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Green Trezor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1504" office:value-type="float" table:style-name="transparent_crypto"/>
          <table:table-cell office:value="0.2" office:value-type="float" table:style-name="transparent_crypto"/>
          <table:table-cell office:value="0.049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My Fave Trezor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2" office:value-type="float" table:style-name="transparent_crypto"/>
          <table:table-cell office:value="0.05" office:value-type="float" table:style-name="transparent_crypto"/>
          <table:table-cell office:value="0.0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49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527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" office:value-type="float" table:style-name="transparent_crypto"/>
          <table:table-cell office:value-type="string" table:style-name="transparent_default">
            <text:p>BTC</text:p>
          </table:table-cell>
          <table:table-cell office:value="0.0002" office:value-type="float" table:style-name="transparent_crypto"/>
          <table:table-cell office:value="5.790422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7:z17&quot;; &quot;2022-01-14 03:23:38-08:00&quot;)" table:style-name="taxable_event_default"/>
          <table:table-cell table:formula="=HYPERLINK(&quot;#BTC In-Out.a17:z17&quot;; &quot;INTRA / MOVE&quot;)" table:style-name="taxable_event_default"/>
          <table:table-cell table:formula="=HYPERLINK(&quot;#BTC In-Out.a17:z17&quot;; 1)" table:style-name="taxable_event_percent"/>
          <table:table-cell table:formula="=HYPERLINK(&quot;#BTC In-Out.a17:z17&quot;; 8.3904220000000000000000)" table:style-name="highlighted_fiat"/>
          <table:table-cell table:formula="=HYPERLINK(&quot;#BTC In-Out.a17:z17&quot;; 41952.11000000000)" table:style-name="taxable_event_fiat"/>
          <table:table-cell table:formula="=HYPERLINK(&quot;#BTC In-Out.a17:z17&quot;; &quot;28fde44268ac826b66a7ce99a8723b8cf23a836729b1a23cb4986898ad0096bf0&quot;)" table:style-name="taxable_event_fiat"/>
          <table:table-cell table:formula="=HYPERLINK(&quot;#BTC In-Out.a17:z17&quot;; &quot;1/1: 0.00020000 of 0.0002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2)" table:style-name="acquired_lot_percent"/>
          <table:table-cell table:formula="=HYPERLINK(&quot;#BTC In-Out.a4:z4&quot;; 2.600000000000000000000)" table:style-name="acquired_lot_fiat"/>
          <table:table-cell table:formula="=HYPERLINK(&quot;#BTC In-Out.a4:z4&quot;; 0.2000000000000)" table:style-name="acquired_lot_fiat"/>
          <table:table-cell table:formula="=HYPERLINK(&quot;#BTC In-Out.a4:z4&quot;; 2.6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1/4: 0.0002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1" office:value-type="float" table:style-name="transparent_crypto"/>
          <table:table-cell office:value-type="string" table:style-name="transparent_default">
            <text:p>BTC</text:p>
          </table:table-cell>
          <table:table-cell office:value="0.0003" office:value-type="float" table:style-name="transparent_crypto"/>
          <table:table-cell office:value="2.873681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8:z18&quot;; &quot;2022-01-18 15:27:18+00:00&quot;)" table:style-name="taxable_event_alt_default"/>
          <table:table-cell table:formula="=HYPERLINK(&quot;#BTC In-Out.a18:z18&quot;; &quot;INTRA / MOVE&quot;)" table:style-name="taxable_event_alt_default"/>
          <table:table-cell table:formula="=HYPERLINK(&quot;#BTC In-Out.a18:z18&quot;; 1)" table:style-name="taxable_event_alt_percent"/>
          <table:table-cell table:formula="=HYPERLINK(&quot;#BTC In-Out.a18:z18&quot;; 4.1736810000000000000000)" table:style-name="highlighted_fiat"/>
          <table:table-cell table:formula="=HYPERLINK(&quot;#BTC In-Out.a18:z18&quot;; 41736.81000000000)" table:style-name="taxable_event_alt_fiat"/>
          <table:table-cell table:formula="=HYPERLINK(&quot;#BTC In-Out.a18:z18&quot;; &quot;9237a6ed823577c528093ead63568aa25588987534bce3487ff7772ab00589218&quot;)" table:style-name="taxable_event_alt_fiat"/>
          <table:table-cell table:formula="=HYPERLINK(&quot;#BTC In-Out.a18:z18&quot;; &quot;1/1: 0.00010000 of 0.0001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1)" table:style-name="acquired_lot_percent"/>
          <table:table-cell table:formula="=HYPERLINK(&quot;#BTC In-Out.a4:z4&quot;; 1.300000000000000000000)" table:style-name="acquired_lot_fiat"/>
          <table:table-cell table:formula="=HYPERLINK(&quot;#BTC In-Out.a4:z4&quot;; 0.1000000000000)" table:style-name="acquired_lot_fiat"/>
          <table:table-cell table:formula="=HYPERLINK(&quot;#BTC In-Out.a4:z4&quot;; 1.3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2/4: 0.0001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" office:value-type="float" table:style-name="transparent_crypto"/>
          <table:table-cell office:value-type="string" table:style-name="transparent_default">
            <text:p>BTC</text:p>
          </table:table-cell>
          <table:table-cell office:value="0.0006" office:value-type="float" table:style-name="transparent_crypto"/>
          <table:table-cell office:value="7.03902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9:z19&quot;; &quot;2022-01-25 02:58:40-08:00&quot;)" table:style-name="taxable_event_default"/>
          <table:table-cell table:formula="=HYPERLINK(&quot;#BTC In-Out.a19:z19&quot;; &quot;INTRA / MOVE&quot;)" table:style-name="taxable_event_default"/>
          <table:table-cell table:formula="=HYPERLINK(&quot;#BTC In-Out.a19:z19&quot;; 1)" table:style-name="taxable_event_percent"/>
          <table:table-cell table:formula="=HYPERLINK(&quot;#BTC In-Out.a19:z19&quot;; 10.9390200000000000000000)" table:style-name="highlighted_fiat"/>
          <table:table-cell table:formula="=HYPERLINK(&quot;#BTC In-Out.a19:z19&quot;; 36463.40000000000)" table:style-name="taxable_event_fiat"/>
          <table:table-cell table:formula="=HYPERLINK(&quot;#BTC In-Out.a19:z19&quot;; &quot;6048ee3018b7852d93346fa82eb37645dc5014d625ef982aa823718f9238b6569a&quot;)" table:style-name="taxable_event_fiat"/>
          <table:table-cell table:formula="=HYPERLINK(&quot;#BTC In-Out.a19:z19&quot;; &quot;1/1: 0.00030000 of 0.0003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3)" table:style-name="acquired_lot_percent"/>
          <table:table-cell table:formula="=HYPERLINK(&quot;#BTC In-Out.a4:z4&quot;; 3.900000000000000000000)" table:style-name="acquired_lot_fiat"/>
          <table:table-cell table:formula="=HYPERLINK(&quot;#BTC In-Out.a4:z4&quot;; 0.3000000000000)" table:style-name="acquired_lot_fiat"/>
          <table:table-cell table:formula="=HYPERLINK(&quot;#BTC In-Out.a4:z4&quot;; 3.9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3/4: 0.0003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4" office:value-type="float" table:style-name="transparent_crypto"/>
          <table:table-cell office:value-type="string" table:style-name="transparent_default">
            <text:p>BTC</text:p>
          </table:table-cell>
          <table:table-cell office:value="0.01" office:value-type="float" table:style-name="transparent_crypto"/>
          <table:table-cell office:value="297.305268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1:z11&quot;; &quot;2022-02-09 11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0.47)" table:style-name="taxable_event_alt_percent"/>
          <table:table-cell table:formula="=HYPERLINK(&quot;#BTC In-Out.a11:z11&quot;; 419.5052680000000000000)" table:style-name="highlighted_fiat"/>
          <table:table-cell table:formula="=HYPERLINK(&quot;#BTC In-Out.a11:z11&quot;; 44628.22000000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1/2: 0.00940000 of 0.0200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94)" table:style-name="acquired_lot_percent"/>
          <table:table-cell table:formula="=HYPERLINK(&quot;#BTC In-Out.a4:z4&quot;; 122.2000000000000000000)" table:style-name="acquired_lot_fiat"/>
          <table:table-cell table:formula="=HYPERLINK(&quot;#BTC In-Out.a4:z4&quot;; 9.4000000000000)" table:style-name="acquired_lot_fiat"/>
          <table:table-cell table:formula="=HYPERLINK(&quot;#BTC In-Out.a4:z4&quot;; 122.2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4/4: 0.0094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06" office:value-type="float" table:style-name="transparent_crypto"/>
          <table:table-cell office:value-type="string" table:style-name="transparent_default">
            <text:p>BTC</text:p>
          </table:table-cell>
          <table:table-cell office:value="0.0206" office:value-type="float" table:style-name="transparent_crypto"/>
          <table:table-cell office:value="96.8126673535353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1:z11&quot;; &quot;2022-02-09 11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0.53)" table:style-name="taxable_event_alt_percent"/>
          <table:table-cell table:formula="=HYPERLINK(&quot;#BTC In-Out.a11:z11&quot;; 473.0591320000000000000)" table:style-name="highlighted_fiat"/>
          <table:table-cell table:formula="=HYPERLINK(&quot;#BTC In-Out.a11:z11&quot;; 44628.22000000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2/2: 0.01060000 of 0.02000000 BTC&quot;)" table:style-name="taxable_event_note_default"/>
          <table:table-cell table:formula="=HYPERLINK(&quot;#BTC In-Out.a5:z5&quot;; &quot;2022-01-02 18:11:09+00:00&quot;)" table:style-name="acquired_lot_alt_default"/>
          <table:table-cell table:formula="=HYPERLINK(&quot;#BTC In-Out.a5:z5&quot;; 0.01070707070707070707070707070707)" table:style-name="acquired_lot_alt_percent"/>
          <table:table-cell table:formula="=HYPERLINK(&quot;#BTC In-Out.a5:z5&quot;; 376.2464646464646464646464646465)" table:style-name="acquired_lot_alt_fiat"/>
          <table:table-cell table:formula="=HYPERLINK(&quot;#BTC In-Out.a5:z5&quot;; 5.246464646464646464646464646464)" table:style-name="acquired_lot_alt_fiat"/>
          <table:table-cell table:formula="=HYPERLINK(&quot;#BTC In-Out.a5:z5&quot;; 376.2464646464646464646464646465)" table:style-name="highlighted_fiat"/>
          <table:table-cell table:formula="=HYPERLINK(&quot;#BTC In-Out.a5:z5&quot;; 35000.00000000000)" table:style-name="acquired_lot_alt_fiat"/>
          <table:table-cell table:formula="=HYPERLINK(&quot;#BTC In-Out.a5:z5&quot;; &quot;__unknown&quot;)" table:style-name="acquired_lot_alt_fiat"/>
          <table:table-cell table:formula="=HYPERLINK(&quot;#BTC In-Out.a5:z5&quot;; &quot;1/1: 0.0106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4-16T08:07:46.601181</dc:date>
    <meta:editing-duration>P1DT10H42M59S</meta:editing-duration>
    <meta:editing-cycles>112</meta:editing-cycles>
    <meta:generator>http://pypi.python.org/pypi/ezodf/0.1.0$Python3.10.4 | packaged by conda-forge | (main, Mar 24 2022, 17:32:50) [MSC v.1929 64 bit (AMD64)]</meta:generator>
    <meta:document-statistic meta:table-count="15" meta:cell-count="575" meta:object-count="0"/>
  </office:meta>
</office:document-meta>
</file>